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est_table_separate_all_lstm_metrics" table:style-name="ta1">
        <table:table-column table:style-name="co1" table:default-cell-style-name="ce1"/>
        <table:table-column table:style-name="co2" table:default-cell-style-name="ce3"/>
        <table:table-column table:style-name="co2" table:number-columns-repeated="2" table:default-cell-style-name="ce2"/>
        <table:table-row table:style-name="ro1">
          <table:table-cell office:value-type="string" calcext:value-type="string">
            <text:p>letter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 0.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3.36868065307482E-048" calcext:value-type="float">
            <text:p>3.36868065307482E-48</text:p>
          </table:table-cell>
          <table:table-cell office:value-type="float" office:value="1.65080247107237E-031" calcext:value-type="float">
            <text:p>1.65080247107237E-3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.36868065307482E-048" calcext:value-type="float">
            <text:p>3.36868065307482E-48</text:p>
          </table:table-cell>
          <table:table-cell office:value-type="float" office:value="-1" calcext:value-type="float">
            <text:p>-1</text:p>
          </table:table-cell>
          <table:table-cell office:value-type="float" office:value="0.00000104845300801413" calcext:value-type="float">
            <text:p>1.04845300801413E-06</text:p>
          </table:table-cell>
        </table:table-row>
        <table:table-row table:style-name="ro1">
          <table:table-cell office:value-type="string" calcext:value-type="string">
            <text:p>I 0.7</text:p>
          </table:table-cell>
          <table:table-cell office:value-type="float" office:value="1.65080247107237E-031" calcext:value-type="float">
            <text:p>1.65080247107237E-31</text:p>
          </table:table-cell>
          <table:table-cell table:style-name="ce3" office:value-type="float" office:value="0.00000104845300801413" calcext:value-type="float">
            <text:p>1.04845300801413E-06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3-08-19T14:18:26.454568856</dc:date>
    <meta:editing-duration>PT44S</meta:editing-duration>
    <meta:editing-cycles>2</meta:editing-cycles>
    <meta:document-statistic meta:table-count="1" meta:cell-count="16" meta:object-count="0"/>
  </office:meta>
</office:document-meta>
</file>